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63.45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ample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v01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alsize</text:p>
          </table:table-cell>
          <table:table-cell office:value-type="string" calcext:value-type="string">
            <text:p>gifsiz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7834676" calcext:value-type="float">
            <text:p>17834676</text:p>
          </table:table-cell>
          <table:table-cell office:value-type="float" office:value="19988720" calcext:value-type="float">
            <text:p>19988720</text:p>
          </table:table-cell>
          <table:table-cell office:value-type="float" office:value="48527726" calcext:value-type="float">
            <text:p>485277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568945" calcext:value-type="float">
            <text:p>14568945</text:p>
          </table:table-cell>
          <table:table-cell office:value-type="float" office:value="15805960" calcext:value-type="float">
            <text:p>15805960</text:p>
          </table:table-cell>
          <table:table-cell office:value-type="float" office:value="41323416" calcext:value-type="float">
            <text:p>413234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834676" calcext:value-type="float">
            <text:p>17834676</text:p>
          </table:table-cell>
          <table:table-cell office:value-type="float" office:value="18927093" calcext:value-type="float">
            <text:p>18927093</text:p>
          </table:table-cell>
          <table:table-cell office:value-type="float" office:value="47277990" calcext:value-type="float">
            <text:p>4727799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3824717" calcext:value-type="float">
            <text:p>13824717</text:p>
          </table:table-cell>
          <table:table-cell office:value-type="float" office:value="14106637" calcext:value-type="float">
            <text:p>14106637</text:p>
          </table:table-cell>
          <table:table-cell office:value-type="float" office:value="37335612" calcext:value-type="float">
            <text:p>373356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558986" calcext:value-type="float">
            <text:p>10558986</text:p>
          </table:table-cell>
          <table:table-cell office:value-type="float" office:value="10672131" calcext:value-type="float">
            <text:p>10672131</text:p>
          </table:table-cell>
          <table:table-cell office:value-type="float" office:value="30844564" calcext:value-type="float">
            <text:p>3084456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3824717" calcext:value-type="float">
            <text:p>13824717</text:p>
          </table:table-cell>
          <table:table-cell office:value-type="float" office:value="13823445" calcext:value-type="float">
            <text:p>13823445</text:p>
          </table:table-cell>
          <table:table-cell office:value-type="float" office:value="36803037" calcext:value-type="float">
            <text:p>36803037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b vidéo</text:p>
          </table:table-cell>
          <table:table-cell office:value-type="string" calcext:value-type="string">
            <text:p>taille par fichier size</text:p>
          </table:table-cell>
          <table:table-cell office:value-type="string" calcext:value-type="string">
            <text:p>taille par fichier realSize</text:p>
          </table:table-cell>
          <table:table-cell office:value-type="string" calcext:value-type="string">
            <text:p>taille par fichier gif</text:p>
          </table:table-cell>
        </table:table-row>
        <table:table-row table:style-name="ro1">
          <table:table-cell table:style-name="ce1" table:formula="of:=IF([.A2]=&quot;TRUE&quot;;1;0)" office:value-type="float" office:value="1" calcext:value-type="float">
            <text:p>1</text:p>
          </table:table-cell>
          <table:table-cell table:style-name="ce1" table:formula="of:=IF([.B2]=&quot;TRUE&quot;;1;0)" office:value-type="float" office:value="1" calcext:value-type="float">
            <text:p>1</text:p>
          </table:table-cell>
          <table:table-cell table:style-name="ce1" table:formula="of:=IF([.C2]=&quot;TRUE&quot;;1;0)" office:value-type="float" office:value="1" calcext:value-type="float">
            <text:p>1</text:p>
          </table:table-cell>
          <table:table-cell table:style-name="ce1" table:formula="of:=IF([.D2]=&quot;TRUE&quot;;1;0)" office:value-type="float" office:value="0" calcext:value-type="float">
            <text:p>0</text:p>
          </table:table-cell>
          <table:table-cell table:style-name="ce1" table:formula="of:=IF([.E2]=&quot;TRUE&quot;;1;0)" office:value-type="float" office:value="0" calcext:value-type="float">
            <text:p>0</text:p>
          </table:table-cell>
          <table:table-cell table:style-name="ce1" table:formula="of:=IF([.F2]=&quot;TRUE&quot;;1;0)" office:value-type="float" office:value="1" calcext:value-type="float">
            <text:p>1</text:p>
          </table:table-cell>
          <table:table-cell table:formula="of:=SUM([.A11:.F11])" office:value-type="float" office:value="4" calcext:value-type="float">
            <text:p>4</text:p>
          </table:table-cell>
          <table:table-cell table:formula="of:=[.G2]/[.G11]" office:value-type="float" office:value="4458669" calcext:value-type="float">
            <text:p>4458669</text:p>
          </table:table-cell>
          <table:table-cell table:formula="of:=[.H2]/[.G11]" office:value-type="float" office:value="4997180" calcext:value-type="float">
            <text:p>4997180</text:p>
          </table:table-cell>
          <table:table-cell table:formula="of:=[.I2]/[.G11]" office:value-type="float" office:value="12131931.5" calcext:value-type="float">
            <text:p>12131931,5</text:p>
          </table:table-cell>
        </table:table-row>
        <table:table-row table:style-name="ro1">
          <table:table-cell table:formula="of:=IF([.A3]=&quot;TRUE&quot;;1;0)" office:value-type="float" office:value="1" calcext:value-type="float">
            <text:p>1</text:p>
          </table:table-cell>
          <table:table-cell table:formula="of:=IF([.B3]=&quot;TRUE&quot;;1;0)" office:value-type="float" office:value="1" calcext:value-type="float">
            <text:p>1</text:p>
          </table:table-cell>
          <table:table-cell table:formula="of:=IF([.C3]=&quot;TRUE&quot;;1;0)" office:value-type="float" office:value="0" calcext:value-type="float">
            <text:p>0</text:p>
          </table:table-cell>
          <table:table-cell table:formula="of:=IF([.D3]=&quot;TRUE&quot;;1;0)" office:value-type="float" office:value="1" calcext:value-type="float">
            <text:p>1</text:p>
          </table:table-cell>
          <table:table-cell table:formula="of:=IF([.E3]=&quot;TRUE&quot;;1;0)" office:value-type="float" office:value="0" calcext:value-type="float">
            <text:p>0</text:p>
          </table:table-cell>
          <table:table-cell table:formula="of:=IF([.F3]=&quot;TRUE&quot;;1;0)" office:value-type="float" office:value="1" calcext:value-type="float">
            <text:p>1</text:p>
          </table:table-cell>
          <table:table-cell table:formula="of:=SUM([.A12:.F12])" office:value-type="float" office:value="4" calcext:value-type="float">
            <text:p>4</text:p>
          </table:table-cell>
          <table:table-cell table:formula="of:=[.G3]/[.G12]" office:value-type="float" office:value="3642236.25" calcext:value-type="float">
            <text:p>3642236,25</text:p>
          </table:table-cell>
          <table:table-cell table:formula="of:=[.H3]/[.G12]" office:value-type="float" office:value="3951490" calcext:value-type="float">
            <text:p>3951490</text:p>
          </table:table-cell>
          <table:table-cell table:formula="of:=[.I3]/[.G12]" office:value-type="float" office:value="10330854" calcext:value-type="float">
            <text:p>10330854</text:p>
          </table:table-cell>
        </table:table-row>
        <table:table-row table:style-name="ro1">
          <table:table-cell table:style-name="ce2" table:formula="of:=IF([.A4]=&quot;TRUE&quot;;1;0)" office:value-type="float" office:value="1" calcext:value-type="float">
            <text:p>1</text:p>
          </table:table-cell>
          <table:table-cell table:style-name="ce2" table:formula="of:=IF([.B4]=&quot;TRUE&quot;;1;0)" office:value-type="float" office:value="1" calcext:value-type="float">
            <text:p>1</text:p>
          </table:table-cell>
          <table:table-cell table:style-name="ce2" table:formula="of:=IF([.C4]=&quot;TRUE&quot;;1;0)" office:value-type="float" office:value="0" calcext:value-type="float">
            <text:p>0</text:p>
          </table:table-cell>
          <table:table-cell table:style-name="ce2" table:formula="of:=IF([.D4]=&quot;TRUE&quot;;1;0)" office:value-type="float" office:value="0" calcext:value-type="float">
            <text:p>0</text:p>
          </table:table-cell>
          <table:table-cell table:style-name="ce2" table:formula="of:=IF([.E4]=&quot;TRUE&quot;;1;0)" office:value-type="float" office:value="1" calcext:value-type="float">
            <text:p>1</text:p>
          </table:table-cell>
          <table:table-cell table:style-name="ce2" table:formula="of:=IF([.F4]=&quot;TRUE&quot;;1;0)" office:value-type="float" office:value="1" calcext:value-type="float">
            <text:p>1</text:p>
          </table:table-cell>
          <table:table-cell table:formula="of:=SUM([.A13:.F13])" office:value-type="float" office:value="4" calcext:value-type="float">
            <text:p>4</text:p>
          </table:table-cell>
          <table:table-cell table:formula="of:=[.G4]/[.G13]" office:value-type="float" office:value="4458669" calcext:value-type="float">
            <text:p>4458669</text:p>
          </table:table-cell>
          <table:table-cell table:formula="of:=[.H4]/[.G13]" office:value-type="float" office:value="4731773.25" calcext:value-type="float">
            <text:p>4731773,25</text:p>
          </table:table-cell>
          <table:table-cell table:formula="of:=[.I4]/[.G13]" office:value-type="float" office:value="11819497.5" calcext:value-type="float">
            <text:p>11819497,5</text:p>
          </table:table-cell>
        </table:table-row>
        <table:table-row table:style-name="ro1">
          <table:table-cell table:style-name="ce2" table:formula="of:=IF([.A5]=&quot;TRUE&quot;;1;0)" office:value-type="float" office:value="1" calcext:value-type="float">
            <text:p>1</text:p>
          </table:table-cell>
          <table:table-cell table:style-name="ce2" table:formula="of:=IF([.B5]=&quot;TRUE&quot;;1;0)" office:value-type="float" office:value="1" calcext:value-type="float">
            <text:p>1</text:p>
          </table:table-cell>
          <table:table-cell table:style-name="ce2" table:formula="of:=IF([.C5]=&quot;TRUE&quot;;1;0)" office:value-type="float" office:value="1" calcext:value-type="float">
            <text:p>1</text:p>
          </table:table-cell>
          <table:table-cell table:style-name="ce2" table:formula="of:=IF([.D5]=&quot;TRUE&quot;;1;0)" office:value-type="float" office:value="0" calcext:value-type="float">
            <text:p>0</text:p>
          </table:table-cell>
          <table:table-cell table:style-name="ce2" table:formula="of:=IF([.E5]=&quot;TRUE&quot;;1;0)" office:value-type="float" office:value="0" calcext:value-type="float">
            <text:p>0</text:p>
          </table:table-cell>
          <table:table-cell table:style-name="ce2" table:formula="of:=IF([.F5]=&quot;TRUE&quot;;1;0)" office:value-type="float" office:value="0" calcext:value-type="float">
            <text:p>0</text:p>
          </table:table-cell>
          <table:table-cell table:formula="of:=SUM([.A14:.F14])" office:value-type="float" office:value="3" calcext:value-type="float">
            <text:p>3</text:p>
          </table:table-cell>
          <table:table-cell table:formula="of:=[.G5]/[.G14]" office:value-type="float" office:value="4608239" calcext:value-type="float">
            <text:p>4608239</text:p>
          </table:table-cell>
          <table:table-cell table:formula="of:=[.H5]/[.G14]" office:value-type="float" office:value="4702212.33333333" calcext:value-type="float">
            <text:p>4702212,33333333</text:p>
          </table:table-cell>
          <table:table-cell table:formula="of:=[.I5]/[.G14]" office:value-type="float" office:value="12445204" calcext:value-type="float">
            <text:p>12445204</text:p>
          </table:table-cell>
        </table:table-row>
        <table:table-row table:style-name="ro1">
          <table:table-cell table:style-name="ce2" table:formula="of:=IF([.A6]=&quot;TRUE&quot;;1;0)" office:value-type="float" office:value="1" calcext:value-type="float">
            <text:p>1</text:p>
          </table:table-cell>
          <table:table-cell table:style-name="ce2" table:formula="of:=IF([.B6]=&quot;TRUE&quot;;1;0)" office:value-type="float" office:value="1" calcext:value-type="float">
            <text:p>1</text:p>
          </table:table-cell>
          <table:table-cell table:style-name="ce2" table:formula="of:=IF([.C6]=&quot;TRUE&quot;;1;0)" office:value-type="float" office:value="0" calcext:value-type="float">
            <text:p>0</text:p>
          </table:table-cell>
          <table:table-cell table:style-name="ce2" table:formula="of:=IF([.D6]=&quot;TRUE&quot;;1;0)" office:value-type="float" office:value="1" calcext:value-type="float">
            <text:p>1</text:p>
          </table:table-cell>
          <table:table-cell table:style-name="ce2" table:formula="of:=IF([.E6]=&quot;TRUE&quot;;1;0)" office:value-type="float" office:value="0" calcext:value-type="float">
            <text:p>0</text:p>
          </table:table-cell>
          <table:table-cell table:style-name="ce2" table:formula="of:=IF([.F6]=&quot;TRUE&quot;;1;0)" office:value-type="float" office:value="0" calcext:value-type="float">
            <text:p>0</text:p>
          </table:table-cell>
          <table:table-cell table:formula="of:=SUM([.A15:.F15])" office:value-type="float" office:value="3" calcext:value-type="float">
            <text:p>3</text:p>
          </table:table-cell>
          <table:table-cell table:formula="of:=[.G6]/[.G15]" office:value-type="float" office:value="3519662" calcext:value-type="float">
            <text:p>3519662</text:p>
          </table:table-cell>
          <table:table-cell table:formula="of:=[.H6]/[.G15]" office:value-type="float" office:value="3557377" calcext:value-type="float">
            <text:p>3557377</text:p>
          </table:table-cell>
          <table:table-cell table:formula="of:=[.I6]/[.G15]" office:value-type="float" office:value="10281521.3333333" calcext:value-type="float">
            <text:p>10281521,3333333</text:p>
          </table:table-cell>
        </table:table-row>
        <table:table-row table:style-name="ro1">
          <table:table-cell table:style-name="ce2" table:formula="of:=IF([.A7]=&quot;TRUE&quot;;1;0)" office:value-type="float" office:value="1" calcext:value-type="float">
            <text:p>1</text:p>
          </table:table-cell>
          <table:table-cell table:style-name="ce2" table:formula="of:=IF([.B7]=&quot;TRUE&quot;;1;0)" office:value-type="float" office:value="1" calcext:value-type="float">
            <text:p>1</text:p>
          </table:table-cell>
          <table:table-cell table:style-name="ce2" table:formula="of:=IF([.C7]=&quot;TRUE&quot;;1;0)" office:value-type="float" office:value="0" calcext:value-type="float">
            <text:p>0</text:p>
          </table:table-cell>
          <table:table-cell table:style-name="ce2" table:formula="of:=IF([.D7]=&quot;TRUE&quot;;1;0)" office:value-type="float" office:value="0" calcext:value-type="float">
            <text:p>0</text:p>
          </table:table-cell>
          <table:table-cell table:style-name="ce2" table:formula="of:=IF([.E7]=&quot;TRUE&quot;;1;0)" office:value-type="float" office:value="1" calcext:value-type="float">
            <text:p>1</text:p>
          </table:table-cell>
          <table:table-cell table:style-name="ce2" table:formula="of:=IF([.F7]=&quot;TRUE&quot;;1;0)" office:value-type="float" office:value="0" calcext:value-type="float">
            <text:p>0</text:p>
          </table:table-cell>
          <table:table-cell table:formula="of:=SUM([.A16:.F16])" office:value-type="float" office:value="3" calcext:value-type="float">
            <text:p>3</text:p>
          </table:table-cell>
          <table:table-cell table:formula="of:=[.G7]/[.G16]" office:value-type="float" office:value="4608239" calcext:value-type="float">
            <text:p>4608239</text:p>
          </table:table-cell>
          <table:table-cell table:formula="of:=[.H7]/[.G16]" office:value-type="float" office:value="4607815" calcext:value-type="float">
            <text:p>4607815</text:p>
          </table:table-cell>
          <table:table-cell table:formula="of:=[.I7]/[.G16]" office:value-type="float" office:value="12267679" calcext:value-type="float">
            <text:p>1226767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ifférence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I11]-[.H11]" office:value-type="float" office:value="538511" calcext:value-type="float">
            <text:p>5385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I12]-[.H12]" office:value-type="float" office:value="309253.75" calcext:value-type="float">
            <text:p>309253,7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I13]-[.H13]" office:value-type="float" office:value="273104.25" calcext:value-type="float">
            <text:p>273104,2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I14]-[.H14]" office:value-type="float" office:value="93973.333333333" calcext:value-type="float">
            <text:p>93973,33333333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I15]-[.H15]" office:value-type="float" office:value="37715" calcext:value-type="float">
            <text:p>377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I16]-[.H16]" office:value-type="float" office:value="-424" calcext:value-type="float">
            <text:p>-4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9:09:28.944615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9:12:25.252054284</dc:date>
    <meta:editing-duration>PT1H2M58S</meta:editing-duration>
    <meta:editing-cycles>3</meta:editing-cycles>
    <meta:generator>LibreOffice/5.1.6.2$Linux_X86_64 LibreOffice_project/10m0$Build-2</meta:generator>
    <meta:document-statistic meta:table-count="1" meta:cell-count="134" meta:object-count="0"/>
  </office:meta>
</office:document-meta>
</file>